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rbel" svg:font-family="Corbe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D9D9D9" style:repeat-content="false"/>
      <style:paragraph-properties fo:text-align="center"/>
      <style:text-properties style:font-name="Corbel" style:font-name-asian="Corbel" style:font-name-complex="Corbel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style:font-name="Corbel" style:font-name-asian="Corbel" style:font-name-complex="Corbel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FFFF00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="thin solid #000000" style:vertical-align="automatic" fo:background-color="#00FF00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order="thin solid #000000" style:vertical-align="automatic" fo:background-color="#00FFFF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order="thin solid #000000" style:vertical-align="automatic" fo:background-color="#4A86E8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fo:border="thin solid #000000" style:vertical-align="automatic" fo:background-color="#9900FF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="thin solid #000000" style:vertical-align="automatic" fo:background-color="#FF00FF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="thin solid #000000" style:vertical-align="automatic" fo:background-color="#980000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00FF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automatic"/>
      <style:text-properties fo:font-size="11pt" style:font-size-asian="11pt" style:font-size-complex="11pt"/>
    </style:style>
    <style:style style:name="ce14" style:family="table-cell" style:parent-style-name="Default" style:data-style-name="N36">
      <style:table-cell-properties fo:border="thin solid #000000" style:vertical-align="automatic"/>
      <style:text-properties fo:font-size="11pt" style:font-size-asian="11pt" style:font-size-complex="11pt"/>
    </style:style>
    <style:style style:name="ce15" style:family="table-cell" style:parent-style-name="Default" style:data-style-name="N36">
      <style:table-cell-properties fo:border="thin solid #000000" style:vertical-align="automatic" fo:background-color="#C9DAF8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fo:border="thin solid #000000" style:vertical-align="automatic" fo:background-color="#C9DAF8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fo:border="thin solid #000000" style:vertical-align="automatic"/>
    </style:style>
    <style:style style:name="ce18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19" style:family="table-cell" style:parent-style-name="Default" style:data-style-name="N36">
      <style:table-cell-properties fo:border="thin solid #000000" style:vertical-align="automatic" fo:background-color="#C9DAF8" style:repeat-content="false"/>
      <style:paragraph-properties fo:text-align="end" fo:margin-right="0cm"/>
      <style:text-properties fo:font-size="11pt" style:font-size-asian="11pt" style:font-size-complex="11pt"/>
    </style:style>
    <style:style style:name="ce20" style:family="table-cell" style:parent-style-name="Default" style:data-style-name="N36">
      <style:table-cell-properties fo:border="thin solid #000000" style:vertical-align="automatic" fo:background-color="#FFE599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order="thin solid #000000" style:vertical-align="automatic" fo:background-color="#FFE599"/>
      <style:text-properties fo:font-size="11pt" style:font-size-asian="11pt" style:font-size-complex="11pt"/>
    </style:style>
    <style:style style:name="ce22" style:family="table-cell" style:parent-style-name="Default" style:data-style-name="N37">
      <style:table-cell-properties fo:border="thin solid #000000" style:vertical-align="automatic"/>
      <style:text-properties fo:font-size="11pt" style:font-size-asian="11pt" style:font-size-complex="11pt"/>
    </style:style>
    <style:style style:name="ce23" style:family="table-cell" style:parent-style-name="Default" style:data-style-name="N37">
      <style:table-cell-properties fo:border="thin solid #000000" style:vertical-align="automatic" fo:background-color="#FFE599"/>
      <style:text-properties fo:font-size="11pt" style:font-size-asian="11pt" style:font-size-complex="11pt"/>
    </style:style>
    <style:style style:name="ce24" style:family="table-cell" style:parent-style-name="Default" style:data-style-name="N36">
      <style:table-cell-properties fo:border="thin solid #000000" style:vertical-align="automatic" fo:background-color="#EA9999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fo:border="thin solid #000000" style:vertical-align="automatic" fo:background-color="#EA9999"/>
      <style:text-properties fo:font-size="11pt" style:font-size-asian="11pt" style:font-size-complex="11pt"/>
    </style:style>
    <style:style style:name="ce26" style:family="table-cell" style:parent-style-name="Default" style:data-style-name="N36">
      <style:table-cell-properties fo:border="thin solid #000000" style:vertical-align="automatic" fo:background-color="#D5A6BD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fo:border="thin solid #000000" style:vertical-align="automatic" fo:background-color="#D5A6BD"/>
      <style:text-properties fo:font-size="11pt" style:font-size-asian="11pt" style:font-size-complex="11pt"/>
    </style:style>
    <style:style style:name="ce28" style:family="table-cell" style:parent-style-name="Default" style:data-style-name="N37">
      <style:table-cell-properties fo:border="thin solid #000000" style:vertical-align="automatic" fo:background-color="#9FC5E8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="thin solid #000000" style:vertical-align="automatic" fo:background-color="#9FC5E8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31" style:family="table-cell" style:parent-style-name="Default" style:data-style-name="N37">
      <style:table-cell-properties fo:border="thin solid #000000" style:vertical-align="automatic" fo:background-color="#B6D7A8"/>
      <style:text-properties fo:font-size="11pt" style:font-size-asian="11pt" style:font-size-complex="11pt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349375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1.37583333333333cm"/>
    </style:style>
    <style:style style:name="co9" style:family="table-column">
      <style:table-column-properties fo:break-before="auto" style:column-width="1.508125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1.77270833333333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71979166666667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2.06375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1.69333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1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4" table:default-cell-style-name="ce1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5" table:default-cell-style-name="ce1"/>
        <table:table-column table:style-name="co4" table:number-columns-repeated="986" table:default-cell-style-name="ce1"/>
        <table:table-column table:style-name="co12" table:number-columns-repeated="15367" table:default-cell-style-name="ce1"/>
        <table:table-row table:style-name="ro1">
          <table:table-cell office:value-type="string" table:number-columns-spanned="1" table:number-rows-spanned="2" table:style-name="ce3">
            <text:p>TASK <text:s/>NUMBER</text:p>
          </table:table-cell>
          <table:table-cell office:value-type="string" table:number-columns-spanned="1" table:number-rows-spanned="2" table:style-name="ce4">
            <text:p>TASK TITLE</text:p>
          </table:table-cell>
          <table:table-cell office:value-type="string" table:number-columns-spanned="1" table:number-rows-spanned="2" table:style-name="ce4">
            <text:p>TASK OWNER</text:p>
          </table:table-cell>
          <table:table-cell office:value-type="string" table:number-columns-spanned="1" table:number-rows-spanned="2" table:style-name="ce4">
            <text:p>START DATE</text:p>
          </table:table-cell>
          <table:table-cell office:value-type="string" table:number-columns-spanned="1" table:number-rows-spanned="2" table:style-name="ce4">
            <text:p>DUE DATE</text:p>
          </table:table-cell>
          <table:table-cell office:value-type="string" table:number-columns-spanned="1" table:number-rows-spanned="2" table:style-name="ce3">
            <text:p>PCT OF TASK COMPLETE</text:p>
          </table:table-cell>
          <table:table-cell office:value-type="string" table:style-name="ce5">
            <text:p>October:</text:p>
          </table:table-cell>
          <table:table-cell table:number-columns-repeated="2" table:style-name="ce5"/>
          <table:table-cell office:value-type="string" table:style-name="ce6">
            <text:p>November:</text:p>
          </table:table-cell>
          <table:table-cell table:number-columns-repeated="2" table:style-name="ce6"/>
          <table:table-cell office:value-type="string" table:style-name="ce6">
            <text:p/>
            <text:p/>
          </table:table-cell>
          <table:table-cell office:value-type="string" table:style-name="ce7">
            <text:p>December:</text:p>
          </table:table-cell>
          <table:table-cell table:style-name="ce7"/>
          <table:table-cell office:value-type="string" table:style-name="ce8">
            <text:p>January:</text:p>
          </table:table-cell>
          <table:table-cell table:number-columns-repeated="2" table:style-name="ce8"/>
          <table:table-cell office:value-type="string" table:style-name="ce9">
            <text:p>February:</text:p>
          </table:table-cell>
          <table:table-cell table:number-columns-repeated="3" table:style-name="ce9"/>
          <table:table-cell office:value-type="string" table:style-name="ce10">
            <text:p>March:</text:p>
          </table:table-cell>
          <table:table-cell table:number-columns-repeated="4" table:style-name="ce10"/>
          <table:table-cell office:value-type="string" table:style-name="ce11">
            <text:p>April:</text:p>
          </table:table-cell>
          <table:table-cell table:number-columns-repeated="13" table:style-name="ce2"/>
          <table:table-cell table:number-columns-repeated="1634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Week 1.8</text:p>
          </table:table-cell>
          <table:table-cell office:value-type="string" table:style-name="ce5">
            <text:p>Week 1.9</text:p>
          </table:table-cell>
          <table:table-cell office:value-type="string" table:style-name="ce5">
            <text:p>Week 1.10</text:p>
          </table:table-cell>
          <table:table-cell office:value-type="string" table:style-name="ce6">
            <text:p>Week 1.11</text:p>
          </table:table-cell>
          <table:table-cell office:value-type="string" table:style-name="ce6">
            <text:p>Week 1.12</text:p>
          </table:table-cell>
          <table:table-cell office:value-type="string" table:style-name="ce6">
            <text:p>Week 1.13</text:p>
          </table:table-cell>
          <table:table-cell office:value-type="string" table:style-name="ce6">
            <text:p>Fall Break</text:p>
          </table:table-cell>
          <table:table-cell office:value-type="string" table:style-name="ce7">
            <text:p>Week 1.14</text:p>
          </table:table-cell>
          <table:table-cell office:value-type="string" table:style-name="ce7">
            <text:p>Week 1.15</text:p>
          </table:table-cell>
          <table:table-cell office:value-type="string" table:style-name="ce8">
            <text:p>Week 2.1</text:p>
          </table:table-cell>
          <table:table-cell office:value-type="string" table:style-name="ce8">
            <text:p>Week 2.2</text:p>
          </table:table-cell>
          <table:table-cell office:value-type="string" table:style-name="ce8">
            <text:p>Week 2.3</text:p>
          </table:table-cell>
          <table:table-cell office:value-type="string" table:style-name="ce9">
            <text:p>Week 2.4</text:p>
          </table:table-cell>
          <table:table-cell office:value-type="string" table:style-name="ce9">
            <text:p>Week 2.5</text:p>
          </table:table-cell>
          <table:table-cell office:value-type="string" table:style-name="ce9">
            <text:p>Week 2.6</text:p>
          </table:table-cell>
          <table:table-cell office:value-type="string" table:style-name="ce9">
            <text:p>Week 2.7</text:p>
          </table:table-cell>
          <table:table-cell office:value-type="string" table:style-name="ce10">
            <text:p>Week 2.8</text:p>
          </table:table-cell>
          <table:table-cell office:value-type="string" table:style-name="ce10">
            <text:p>Week 2.9</text:p>
          </table:table-cell>
          <table:table-cell office:value-type="string" table:style-name="ce10">
            <text:p>Week 2.10</text:p>
          </table:table-cell>
          <table:table-cell office:value-type="string" table:style-name="ce12">
            <text:p>Spring Break</text:p>
          </table:table-cell>
          <table:table-cell office:value-type="string" table:style-name="ce10">
            <text:p>Week 2.11</text:p>
          </table:table-cell>
          <table:table-cell office:value-type="string" table:style-name="ce11">
            <text:p>Week 2.12</text:p>
          </table:table-cell>
          <table:table-cell table:number-columns-repeated="16356" table:style-name="ce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string" table:style-name="ce13">
            <text:p>Front End Design</text:p>
          </table:table-cell>
          <table:table-cell office:value-type="string" table:style-name="ce13">
            <text:p>Erika</text:p>
          </table:table-cell>
          <table:table-cell office:value-type="date" office:date-value="2019-10-15T00:00:00" table:style-name="ce14">
            <text:p>10/15/2019</text:p>
          </table:table-cell>
          <table:table-cell office:value-type="date" office:date-value="2019-11-09T00:00:00" table:style-name="ce14">
            <text:p>11/9/2019</text:p>
          </table:table-cell>
          <table:table-cell office:value-type="float" office:value="100" table:style-name="ce13">
            <text:p>100</text:p>
          </table:table-cell>
          <table:table-cell office:value-type="date" office:date-value="2019-10-15T00:00:00" table:style-name="ce15">
            <text:p>10/15/2019</text:p>
          </table:table-cell>
          <table:table-cell table:number-columns-repeated="2" table:style-name="ce16"/>
          <table:table-cell office:value-type="date" office:date-value="2019-11-09T00:00:00" table:style-name="ce15">
            <text:p>11/9/2019</text:p>
          </table:table-cell>
          <table:table-cell table:number-columns-repeated="18" table:style-name="ce17"/>
          <table:table-cell table:number-columns-repeated="16356" table:style-name="ce1"/>
        </table:table-row>
        <table:table-row table:style-name="ro3">
          <table:table-cell office:value-type="float" office:value="0.1" table:style-name="ce13">
            <text:p>0.1</text:p>
          </table:table-cell>
          <table:table-cell office:value-type="string" table:style-name="ce13">
            <text:p>Figma License</text:p>
          </table:table-cell>
          <table:table-cell office:value-type="string" table:style-name="ce13">
            <text:p>Jason</text:p>
          </table:table-cell>
          <table:table-cell office:value-type="date" office:date-value="2019-10-15T00:00:00" table:style-name="ce14">
            <text:p>10/15/2019</text:p>
          </table:table-cell>
          <table:table-cell office:value-type="string" table:style-name="ce18">
            <text:p>11/9/1019</text:p>
          </table:table-cell>
          <table:table-cell office:value-type="float" office:value="100" table:style-name="ce13">
            <text:p>100</text:p>
          </table:table-cell>
          <table:table-cell office:value-type="date" office:date-value="2019-10-15T00:00:00" table:style-name="ce15">
            <text:p>10/15/2019</text:p>
          </table:table-cell>
          <table:table-cell table:number-columns-repeated="2" table:style-name="ce16"/>
          <table:table-cell office:value-type="string" table:style-name="ce19">
            <text:p>11/9/1019</text:p>
          </table:table-cell>
          <table:table-cell table:number-columns-repeated="18" table:style-name="ce17"/>
          <table:table-cell table:number-columns-repeated="16356" table:style-name="ce1"/>
        </table:table-row>
        <table:table-row table:style-name="ro1">
          <table:table-cell office:value-type="float" office:value="0.2" table:style-name="ce13">
            <text:p>0.2</text:p>
          </table:table-cell>
          <table:table-cell office:value-type="string" table:style-name="ce13">
            <text:p>Figma Design</text:p>
          </table:table-cell>
          <table:table-cell office:value-type="string" table:style-name="ce13">
            <text:p>Erika</text:p>
          </table:table-cell>
          <table:table-cell office:value-type="date" office:date-value="2019-10-15T00:00:00" table:style-name="ce14">
            <text:p>10/15/2019</text:p>
          </table:table-cell>
          <table:table-cell office:value-type="date" office:date-value="2019-11-09T00:00:00" table:style-name="ce14">
            <text:p>11/9/2019</text:p>
          </table:table-cell>
          <table:table-cell office:value-type="float" office:value="100" table:style-name="ce13">
            <text:p>100</text:p>
          </table:table-cell>
          <table:table-cell office:value-type="date" office:date-value="2019-10-15T00:00:00" table:style-name="ce15">
            <text:p>10/15/2019</text:p>
          </table:table-cell>
          <table:table-cell table:number-columns-repeated="2" table:style-name="ce16"/>
          <table:table-cell office:value-type="date" office:date-value="2019-11-09T00:00:00" table:style-name="ce15">
            <text:p>11/9/2019</text:p>
          </table:table-cell>
          <table:table-cell table:number-columns-repeated="18" table:style-name="ce17"/>
          <table:table-cell table:number-columns-repeated="16356" table:style-name="ce1"/>
        </table:table-row>
        <table:table-row table:style-name="ro4">
          <table:table-cell office:value-type="float" office:value="0.3" table:style-name="ce13">
            <text:p>0.3</text:p>
          </table:table-cell>
          <table:table-cell office:value-type="string" table:style-name="ce13">
            <text:p>Integrate Design</text:p>
          </table:table-cell>
          <table:table-cell office:value-type="string" table:style-name="ce13">
            <text:p>Sky</text:p>
          </table:table-cell>
          <table:table-cell office:value-type="date" office:date-value="2019-10-15T00:00:00" table:style-name="ce14">
            <text:p>10/15/2019</text:p>
          </table:table-cell>
          <table:table-cell office:value-type="date" office:date-value="2019-11-09T00:00:00" table:style-name="ce14">
            <text:p>11/9/2019</text:p>
          </table:table-cell>
          <table:table-cell office:value-type="float" office:value="100" table:style-name="ce13">
            <text:p>100</text:p>
          </table:table-cell>
          <table:table-cell office:value-type="date" office:date-value="2019-10-15T00:00:00" table:style-name="ce15">
            <text:p>10/15/2019</text:p>
          </table:table-cell>
          <table:table-cell table:number-columns-repeated="2" table:style-name="ce16"/>
          <table:table-cell office:value-type="date" office:date-value="2019-11-09T00:00:00" table:style-name="ce15">
            <text:p>11/9/2019</text:p>
          </table:table-cell>
          <table:table-cell table:number-columns-repeated="18" table:style-name="ce17"/>
          <table:table-cell table:number-columns-repeated="16356" table:style-name="ce1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13">
            <text:p>Front End Build</text:p>
          </table:table-cell>
          <table:table-cell office:value-type="string" table:style-name="ce13">
            <text:p>Erika</text:p>
          </table:table-cell>
          <table:table-cell office:value-type="date" office:date-value="2019-11-09T00:00:00" table:style-name="ce14">
            <text:p>11/9/2019</text:p>
          </table:table-cell>
          <table:table-cell office:value-type="date" office:date-value="2020-02-25T00:00:00" table:style-name="ce14">
            <text:p>2/25/2020</text:p>
          </table:table-cell>
          <table:table-cell office:value-type="float" office:value="5" table:style-name="ce13">
            <text:p>5</text:p>
          </table:table-cell>
          <table:table-cell table:number-columns-repeated="2" table:style-name="ce14"/>
          <table:table-cell table:number-columns-repeated="2" table:style-name="ce17"/>
          <table:table-cell office:value-type="date" office:date-value="2019-11-09T00:00:00" table:style-name="ce20">
            <text:p>11/9/2019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6" table:style-name="ce21"/>
          <table:table-cell office:value-type="date" office:date-value="2020-02-25T00:00:00" table:style-name="ce20">
            <text:p>2/25/2020</text:p>
          </table:table-cell>
          <table:table-cell table:number-columns-repeated="6" table:style-name="ce17"/>
          <table:table-cell table:number-columns-repeated="16356" table:style-name="ce1"/>
        </table:table-row>
        <table:table-row table:style-name="ro1">
          <table:table-cell office:value-type="float" office:value="1.1000000000000001" table:style-name="ce13">
            <text:p>1.1</text:p>
          </table:table-cell>
          <table:table-cell office:value-type="string" table:style-name="ce13">
            <text:p>Angular</text:p>
          </table:table-cell>
          <table:table-cell office:value-type="string" table:style-name="ce13">
            <text:p>Thomas, Erika</text:p>
          </table:table-cell>
          <table:table-cell office:value-type="date" office:date-value="2019-11-09T00:00:00" table:style-name="ce14">
            <text:p>11/9/2019</text:p>
          </table:table-cell>
          <table:table-cell office:value-type="date" office:date-value="2020-01-28T00:00:00" table:style-name="ce14">
            <text:p>1/28/2020</text:p>
          </table:table-cell>
          <table:table-cell office:value-type="float" office:value="0" table:style-name="ce13">
            <text:p>0</text:p>
          </table:table-cell>
          <table:table-cell table:number-columns-repeated="2" table:style-name="ce14"/>
          <table:table-cell table:number-columns-repeated="2" table:style-name="ce17"/>
          <table:table-cell office:value-type="date" office:date-value="2019-11-09T00:00:00" table:style-name="ce20">
            <text:p>11/9/2019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2" table:style-name="ce21"/>
          <table:table-cell office:value-type="date" office:date-value="2020-01-28T00:00:00" table:style-name="ce20">
            <text:p>1/28/2020</text:p>
          </table:table-cell>
          <table:table-cell table:number-columns-repeated="10" table:style-name="ce17"/>
          <table:table-cell table:number-columns-repeated="16356" table:style-name="ce1"/>
        </table:table-row>
        <table:table-row table:style-name="ro1">
          <table:table-cell office:value-type="float" office:value="1.2" table:style-name="ce13">
            <text:p>1.2</text:p>
          </table:table-cell>
          <table:table-cell office:value-type="string" table:style-name="ce13">
            <text:p>Class Design</text:p>
          </table:table-cell>
          <table:table-cell office:value-type="string" table:style-name="ce13">
            <text:p>Thomas, Erika</text:p>
          </table:table-cell>
          <table:table-cell office:value-type="date" office:date-value="2019-11-09T00:00:00" table:style-name="ce14">
            <text:p>11/9/2019</text:p>
          </table:table-cell>
          <table:table-cell office:value-type="date" office:date-value="2019-12-10T00:00:00" table:style-name="ce14">
            <text:p>12/10/2019</text:p>
          </table:table-cell>
          <table:table-cell office:value-type="float" office:value="20" table:style-name="ce13">
            <text:p>20</text:p>
          </table:table-cell>
          <table:table-cell table:number-columns-repeated="2" table:style-name="ce14"/>
          <table:table-cell table:number-columns-repeated="2" table:style-name="ce17"/>
          <table:table-cell office:value-type="date" office:date-value="2019-11-09T00:00:00" table:style-name="ce20">
            <text:p>11/9/2019</text:p>
          </table:table-cell>
          <table:table-cell table:style-name="ce20"/>
          <table:table-cell table:number-columns-repeated="2" table:style-name="ce21"/>
          <table:table-cell office:value-type="date" office:date-value="2019-12-10T00:00:00" table:style-name="ce20">
            <text:p>12/10/2019</text:p>
          </table:table-cell>
          <table:table-cell table:number-columns-repeated="13" table:style-name="ce17"/>
          <table:table-cell table:number-columns-repeated="16356" table:style-name="ce1"/>
        </table:table-row>
        <table:table-row table:style-name="ro1">
          <table:table-cell office:value-type="float" office:value="1.3" table:style-name="ce13">
            <text:p>1.3</text:p>
          </table:table-cell>
          <table:table-cell office:value-type="string" table:style-name="ce13">
            <text:p>Leaflet</text:p>
          </table:table-cell>
          <table:table-cell office:value-type="string" table:style-name="ce13">
            <text:p>Chakrya</text:p>
          </table:table-cell>
          <table:table-cell office:value-type="date" office:date-value="2019-11-09T00:00:00" table:style-name="ce14">
            <text:p>11/9/2019</text:p>
          </table:table-cell>
          <table:table-cell office:value-type="date" office:date-value="2020-02-11T00:00:00" table:style-name="ce22">
            <text:p>02/11/2020</text:p>
          </table:table-cell>
          <table:table-cell office:value-type="float" office:value="0" table:style-name="ce13">
            <text:p>0</text:p>
          </table:table-cell>
          <table:table-cell table:number-columns-repeated="2" table:style-name="ce14"/>
          <table:table-cell table:number-columns-repeated="2" table:style-name="ce17"/>
          <table:table-cell office:value-type="date" office:date-value="2019-11-09T00:00:00" table:style-name="ce20">
            <text:p>11/9/2019</text:p>
          </table:table-cell>
          <table:table-cell table:style-name="ce23"/>
          <table:table-cell table:number-columns-repeated="2" table:style-name="ce21"/>
          <table:table-cell table:style-name="ce23"/>
          <table:table-cell table:number-columns-repeated="4" table:style-name="ce21"/>
          <table:table-cell office:value-type="date" office:date-value="2020-02-11T00:00:00" table:style-name="ce23">
            <text:p>02/11/2020</text:p>
          </table:table-cell>
          <table:table-cell table:number-columns-repeated="8" table:style-name="ce17"/>
          <table:table-cell table:number-columns-repeated="16356" table:style-name="ce1"/>
        </table:table-row>
        <table:table-row table:style-name="ro1">
          <table:table-cell office:value-type="float" office:value="1.4" table:style-name="ce13">
            <text:p>1.4</text:p>
          </table:table-cell>
          <table:table-cell office:value-type="string" table:style-name="ce13">
            <text:p>E2E testing</text:p>
          </table:table-cell>
          <table:table-cell office:value-type="string" table:style-name="ce13">
            <text:p>Chakrya</text:p>
          </table:table-cell>
          <table:table-cell office:value-type="date" office:date-value="2019-11-09T00:00:00" table:style-name="ce14">
            <text:p>11/9/2019</text:p>
          </table:table-cell>
          <table:table-cell office:value-type="date" office:date-value="2020-02-25T00:00:00" table:style-name="ce22">
            <text:p>02/25/2020</text:p>
          </table:table-cell>
          <table:table-cell office:value-type="float" office:value="0" table:style-name="ce13">
            <text:p>0</text:p>
          </table:table-cell>
          <table:table-cell table:number-columns-repeated="4" table:style-name="ce17"/>
          <table:table-cell office:value-type="date" office:date-value="2019-11-09T00:00:00" table:style-name="ce20">
            <text:p>11/9/2019</text:p>
          </table:table-cell>
          <table:table-cell table:style-name="ce23"/>
          <table:table-cell table:number-columns-repeated="2" table:style-name="ce21"/>
          <table:table-cell table:style-name="ce23"/>
          <table:table-cell table:number-columns-repeated="6" table:style-name="ce21"/>
          <table:table-cell office:value-type="date" office:date-value="2020-02-25T00:00:00" table:style-name="ce23">
            <text:p>02/25/2020</text:p>
          </table:table-cell>
          <table:table-cell table:number-columns-repeated="6" table:style-name="ce17"/>
          <table:table-cell table:number-columns-repeated="16356" table:style-name="ce1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string" table:style-name="ce13">
            <text:p>Back End Design</text:p>
          </table:table-cell>
          <table:table-cell office:value-type="string" table:style-name="ce13">
            <text:p>Sky</text:p>
          </table:table-cell>
          <table:table-cell office:value-type="date" office:date-value="2019-11-09T00:00:00" table:style-name="ce14">
            <text:p>11/9/2019</text:p>
          </table:table-cell>
          <table:table-cell office:value-type="date" office:date-value="2019-12-10T00:00:00" table:style-name="ce14">
            <text:p>12/10/2019</text:p>
          </table:table-cell>
          <table:table-cell office:value-type="float" office:value="80" table:style-name="ce13">
            <text:p>80</text:p>
          </table:table-cell>
          <table:table-cell table:number-columns-repeated="4" table:style-name="ce17"/>
          <table:table-cell office:value-type="date" office:date-value="2019-11-09T00:00:00" table:style-name="ce24">
            <text:p>11/9/2019</text:p>
          </table:table-cell>
          <table:table-cell table:style-name="ce24"/>
          <table:table-cell table:number-columns-repeated="2" table:style-name="ce25"/>
          <table:table-cell office:value-type="date" office:date-value="2019-12-10T00:00:00" table:style-name="ce24">
            <text:p>12/10/2019</text:p>
          </table:table-cell>
          <table:table-cell table:number-columns-repeated="13" table:style-name="ce17"/>
          <table:table-cell table:number-columns-repeated="16356" table:style-name="ce1"/>
        </table:table-row>
        <table:table-row table:style-name="ro1">
          <table:table-cell office:value-type="float" office:value="2.1" table:style-name="ce13">
            <text:p>2.1</text:p>
          </table:table-cell>
          <table:table-cell office:value-type="string" table:style-name="ce13">
            <text:p>Clean Data</text:p>
          </table:table-cell>
          <table:table-cell office:value-type="string" table:style-name="ce13">
            <text:p>Cassidy, Chakrya</text:p>
          </table:table-cell>
          <table:table-cell office:value-type="date" office:date-value="2019-11-09T00:00:00" table:style-name="ce14">
            <text:p>11/9/2019</text:p>
          </table:table-cell>
          <table:table-cell office:value-type="date" office:date-value="2019-11-12T00:00:00" table:style-name="ce14">
            <text:p>11/12/2019</text:p>
          </table:table-cell>
          <table:table-cell office:value-type="float" office:value="100" table:style-name="ce13">
            <text:p>100</text:p>
          </table:table-cell>
          <table:table-cell table:number-columns-repeated="4" table:style-name="ce17"/>
          <table:table-cell office:value-type="date" office:date-value="2019-11-09T00:00:00" table:style-name="ce24">
            <text:p>11/9/2019</text:p>
          </table:table-cell>
          <table:table-cell office:value-type="string" table:style-name="ce13">
            <text:p>FINISHED</text:p>
          </table:table-cell>
          <table:table-cell table:number-columns-repeated="16" table:style-name="ce17"/>
          <table:table-cell table:number-columns-repeated="16356" table:style-name="ce1"/>
        </table:table-row>
        <table:table-row table:style-name="ro1">
          <table:table-cell office:value-type="float" office:value="2.2000000000000002" table:style-name="ce13">
            <text:p>2.2</text:p>
          </table:table-cell>
          <table:table-cell office:value-type="string" table:style-name="ce13">
            <text:p>Postgres Schema</text:p>
          </table:table-cell>
          <table:table-cell office:value-type="string" table:style-name="ce13">
            <text:p>Sky, Cassidy</text:p>
          </table:table-cell>
          <table:table-cell office:value-type="date" office:date-value="2019-11-09T00:00:00" table:style-name="ce14">
            <text:p>11/9/2019</text:p>
          </table:table-cell>
          <table:table-cell office:value-type="date" office:date-value="2019-11-19T00:00:00" table:style-name="ce14">
            <text:p>11/19/2019</text:p>
          </table:table-cell>
          <table:table-cell office:value-type="float" office:value="100" table:style-name="ce13">
            <text:p>100</text:p>
          </table:table-cell>
          <table:table-cell table:number-columns-repeated="4" table:style-name="ce17"/>
          <table:table-cell office:value-type="date" office:date-value="2019-11-09T00:00:00" table:style-name="ce24">
            <text:p>11/9/2019</text:p>
          </table:table-cell>
          <table:table-cell table:style-name="ce24"/>
          <table:table-cell office:value-type="date" office:date-value="2019-11-19T00:00:00" table:style-name="ce24">
            <text:p>11/19/2019</text:p>
          </table:table-cell>
          <table:table-cell office:value-type="string" table:style-name="ce13">
            <text:p>FINISHED</text:p>
          </table:table-cell>
          <table:table-cell table:number-columns-repeated="14" table:style-name="ce17"/>
          <table:table-cell table:number-columns-repeated="16356" table:style-name="ce1"/>
        </table:table-row>
        <table:table-row table:style-name="ro1">
          <table:table-cell office:value-type="float" office:value="2.2999999999999998" table:style-name="ce13">
            <text:p>2.3</text:p>
          </table:table-cell>
          <table:table-cell office:value-type="string" table:style-name="ce13">
            <text:p>Database communication</text:p>
          </table:table-cell>
          <table:table-cell office:value-type="string" table:style-name="ce13">
            <text:p>Cassidy</text:p>
          </table:table-cell>
          <table:table-cell office:value-type="date" office:date-value="2019-11-09T00:00:00" table:style-name="ce14">
            <text:p>11/9/2019</text:p>
          </table:table-cell>
          <table:table-cell office:value-type="date" office:date-value="2019-12-10T00:00:00" table:style-name="ce14">
            <text:p>12/10/2019</text:p>
          </table:table-cell>
          <table:table-cell office:value-type="float" office:value="100" table:style-name="ce13">
            <text:p>100</text:p>
          </table:table-cell>
          <table:table-cell table:number-columns-repeated="4" table:style-name="ce17"/>
          <table:table-cell office:value-type="date" office:date-value="2019-11-09T00:00:00" table:style-name="ce24">
            <text:p>11/9/2019</text:p>
          </table:table-cell>
          <table:table-cell table:style-name="ce24"/>
          <table:table-cell table:number-columns-repeated="2" table:style-name="ce25"/>
          <table:table-cell office:value-type="date" office:date-value="2019-12-10T00:00:00" table:style-name="ce24">
            <text:p>12/10/2019</text:p>
          </table:table-cell>
          <table:table-cell office:value-type="string" table:style-name="ce13">
            <text:p>FINISHED</text:p>
          </table:table-cell>
          <table:table-cell table:number-columns-repeated="12" table:style-name="ce17"/>
          <table:table-cell table:number-columns-repeated="16356" table:style-name="ce1"/>
        </table:table-row>
        <table:table-row table:style-name="ro1">
          <table:table-cell office:value-type="float" office:value="2.4" table:style-name="ce13">
            <text:p>2.4</text:p>
          </table:table-cell>
          <table:table-cell office:value-type="string" table:style-name="ce13">
            <text:p>AWS design</text:p>
          </table:table-cell>
          <table:table-cell office:value-type="string" table:style-name="ce13">
            <text:p>Sky, Jason</text:p>
            <text:p/>
          </table:table-cell>
          <table:table-cell office:value-type="date" office:date-value="2019-11-09T00:00:00" table:style-name="ce14">
            <text:p>11/9/2019</text:p>
          </table:table-cell>
          <table:table-cell office:value-type="date" office:date-value="2019-12-10T00:00:00" table:style-name="ce14">
            <text:p>12/10/2019</text:p>
          </table:table-cell>
          <table:table-cell office:value-type="float" office:value="100" table:style-name="ce13">
            <text:p>100</text:p>
          </table:table-cell>
          <table:table-cell table:number-columns-repeated="4" table:style-name="ce17"/>
          <table:table-cell office:value-type="date" office:date-value="2019-11-09T00:00:00" table:style-name="ce24">
            <text:p>11/9/2019</text:p>
          </table:table-cell>
          <table:table-cell table:style-name="ce24"/>
          <table:table-cell table:number-columns-repeated="2" table:style-name="ce25"/>
          <table:table-cell office:value-type="date" office:date-value="2019-12-10T00:00:00" table:style-name="ce24">
            <text:p>12/10/2019</text:p>
          </table:table-cell>
          <table:table-cell office:value-type="string" table:style-name="ce13">
            <text:p>FINISHED</text:p>
          </table:table-cell>
          <table:table-cell table:number-columns-repeated="12" table:style-name="ce17"/>
          <table:table-cell table:number-columns-repeated="16356" table:style-name="ce1"/>
        </table:table-row>
        <table:table-row table:style-name="ro1">
          <table:table-cell office:value-type="float" office:value="2.5" table:style-name="ce13">
            <text:p>2.5</text:p>
          </table:table-cell>
          <table:table-cell office:value-type="string" table:style-name="ce13">
            <text:p>Data Optimization</text:p>
            <text:p/>
          </table:table-cell>
          <table:table-cell office:value-type="string" table:style-name="ce13">
            <text:p>Cassidy, Chakrya</text:p>
          </table:table-cell>
          <table:table-cell office:value-type="date" office:date-value="2019-11-09T00:00:00" table:style-name="ce14">
            <text:p>11/9/2019</text:p>
          </table:table-cell>
          <table:table-cell office:value-type="date" office:date-value="2019-12-03T00:00:00" table:style-name="ce14">
            <text:p>12/3/2019</text:p>
          </table:table-cell>
          <table:table-cell office:value-type="float" office:value="0" table:style-name="ce13">
            <text:p>0</text:p>
          </table:table-cell>
          <table:table-cell table:number-columns-repeated="4" table:style-name="ce17"/>
          <table:table-cell office:value-type="date" office:date-value="2019-11-09T00:00:00" table:style-name="ce24">
            <text:p>11/9/2019</text:p>
          </table:table-cell>
          <table:table-cell table:style-name="ce24"/>
          <table:table-cell table:style-name="ce25"/>
          <table:table-cell office:value-type="date" office:date-value="2019-12-03T00:00:00" table:style-name="ce24">
            <text:p>12/3/2019</text:p>
          </table:table-cell>
          <table:table-cell table:number-columns-repeated="14" table:style-name="ce17"/>
          <table:table-cell table:number-columns-repeated="1635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3">
            <text:p>Back End Build</text:p>
          </table:table-cell>
          <table:table-cell office:value-type="string" table:style-name="ce13">
            <text:p>Sky</text:p>
          </table:table-cell>
          <table:table-cell office:value-type="date" office:date-value="2019-12-09T00:00:00" table:style-name="ce14">
            <text:p>12/9/2019</text:p>
          </table:table-cell>
          <table:table-cell office:value-type="date" office:date-value="2020-02-25T00:00:00" table:style-name="ce14">
            <text:p>2/25/2020</text:p>
          </table:table-cell>
          <table:table-cell office:value-type="float" office:value="5" table:style-name="ce13">
            <text:p>5</text:p>
          </table:table-cell>
          <table:table-cell table:number-columns-repeated="8" table:style-name="ce17"/>
          <table:table-cell office:value-type="date" office:date-value="2019-12-09T00:00:00" table:style-name="ce26">
            <text:p>12/9/2019</text:p>
          </table:table-cell>
          <table:table-cell table:number-columns-repeated="6" table:style-name="ce27"/>
          <table:table-cell office:value-type="date" office:date-value="2020-02-25T00:00:00" table:style-name="ce26">
            <text:p>2/25/2020</text:p>
          </table:table-cell>
          <table:table-cell table:number-columns-repeated="6" table:style-name="ce17"/>
          <table:table-cell table:number-columns-repeated="16356"/>
        </table:table-row>
        <table:table-row table:style-name="ro1">
          <table:table-cell office:value-type="float" office:value="3.1" table:style-name="ce13">
            <text:p>3.1</text:p>
          </table:table-cell>
          <table:table-cell office:value-type="string" table:style-name="ce13">
            <text:p>Python API</text:p>
          </table:table-cell>
          <table:table-cell office:value-type="string" table:style-name="ce13">
            <text:p>Jason, Dennis, Javier</text:p>
          </table:table-cell>
          <table:table-cell office:value-type="date" office:date-value="2019-12-09T00:00:00" table:style-name="ce14">
            <text:p>12/9/2019</text:p>
          </table:table-cell>
          <table:table-cell office:value-type="date" office:date-value="2019-12-21T00:00:00" table:style-name="ce14">
            <text:p>12/21/2019</text:p>
          </table:table-cell>
          <table:table-cell office:value-type="float" office:value="0" table:style-name="ce13">
            <text:p>0</text:p>
          </table:table-cell>
          <table:table-cell table:number-columns-repeated="8" table:style-name="ce17"/>
          <table:table-cell office:value-type="date" office:date-value="2019-12-09T00:00:00" table:style-name="ce26">
            <text:p>12/9/2019</text:p>
          </table:table-cell>
          <table:table-cell office:value-type="date" office:date-value="2019-12-21T00:00:00" table:style-name="ce26">
            <text:p>12/21/2019</text:p>
          </table:table-cell>
          <table:table-cell table:number-columns-repeated="12" table:style-name="ce17"/>
          <table:table-cell table:number-columns-repeated="16356"/>
        </table:table-row>
        <table:table-row table:style-name="ro1">
          <table:table-cell office:value-type="float" office:value="3.2" table:style-name="ce13">
            <text:p>3.2</text:p>
          </table:table-cell>
          <table:table-cell office:value-type="string" table:style-name="ce13">
            <text:p>End Point hitting</text:p>
          </table:table-cell>
          <table:table-cell office:value-type="string" table:style-name="ce13">
            <text:p>Erika, Dennis</text:p>
          </table:table-cell>
          <table:table-cell office:value-type="date" office:date-value="2019-12-09T00:00:00" table:style-name="ce14">
            <text:p>12/9/2019</text:p>
          </table:table-cell>
          <table:table-cell office:value-type="date" office:date-value="2020-02-25T00:00:00" table:style-name="ce14">
            <text:p>2/25/2020</text:p>
          </table:table-cell>
          <table:table-cell office:value-type="float" office:value="0" table:style-name="ce13">
            <text:p>0</text:p>
          </table:table-cell>
          <table:table-cell table:number-columns-repeated="8" table:style-name="ce17"/>
          <table:table-cell office:value-type="date" office:date-value="2019-12-09T00:00:00" table:style-name="ce26">
            <text:p>12/9/2019</text:p>
          </table:table-cell>
          <table:table-cell table:number-columns-repeated="6" table:style-name="ce27"/>
          <table:table-cell office:value-type="date" office:date-value="2020-02-25T00:00:00" table:style-name="ce26">
            <text:p>2/25/2020</text:p>
          </table:table-cell>
          <table:table-cell table:number-columns-repeated="6" table:style-name="ce17"/>
          <table:table-cell table:number-columns-repeated="16356"/>
        </table:table-row>
        <table:table-row table:style-name="ro1">
          <table:table-cell office:value-type="float" office:value="3.3" table:style-name="ce13">
            <text:p>3.3</text:p>
          </table:table-cell>
          <table:table-cell office:value-type="string" table:style-name="ce13">
            <text:p>AWS Setup</text:p>
          </table:table-cell>
          <table:table-cell office:value-type="string" table:style-name="ce13">
            <text:p>Jason, Sky</text:p>
          </table:table-cell>
          <table:table-cell office:value-type="date" office:date-value="2019-12-09T00:00:00" table:style-name="ce14">
            <text:p>12/9/2019</text:p>
          </table:table-cell>
          <table:table-cell office:value-type="date" office:date-value="2019-12-25T00:00:00" table:style-name="ce14">
            <text:p>12/25/2019</text:p>
          </table:table-cell>
          <table:table-cell office:value-type="float" office:value="20" table:style-name="ce13">
            <text:p>20</text:p>
          </table:table-cell>
          <table:table-cell table:number-columns-repeated="8" table:style-name="ce17"/>
          <table:table-cell office:value-type="date" office:date-value="2019-12-09T00:00:00" table:style-name="ce26">
            <text:p>12/9/2019</text:p>
          </table:table-cell>
          <table:table-cell office:value-type="date" office:date-value="2019-12-25T00:00:00" table:style-name="ce26">
            <text:p>12/25/2019</text:p>
          </table:table-cell>
          <table:table-cell table:number-columns-repeated="12" table:style-name="ce17"/>
          <table:table-cell table:number-columns-repeated="16356"/>
        </table:table-row>
        <table:table-row table:style-name="ro1">
          <table:table-cell office:value-type="float" office:value="3.4" table:style-name="ce13">
            <text:p>3.4</text:p>
          </table:table-cell>
          <table:table-cell office:value-type="string" table:style-name="ce13">
            <text:p>E2e testing</text:p>
          </table:table-cell>
          <table:table-cell office:value-type="string" table:style-name="ce13">
            <text:p>Javier</text:p>
          </table:table-cell>
          <table:table-cell office:value-type="date" office:date-value="2019-12-09T00:00:00" table:style-name="ce14">
            <text:p>12/9/2019</text:p>
          </table:table-cell>
          <table:table-cell office:value-type="date" office:date-value="2020-02-25T00:00:00" table:style-name="ce14">
            <text:p>2/25/2020</text:p>
          </table:table-cell>
          <table:table-cell office:value-type="float" office:value="0" table:style-name="ce13">
            <text:p>0</text:p>
          </table:table-cell>
          <table:table-cell table:number-columns-repeated="8" table:style-name="ce17"/>
          <table:table-cell office:value-type="date" office:date-value="2019-12-09T00:00:00" table:style-name="ce26">
            <text:p>12/9/2019</text:p>
          </table:table-cell>
          <table:table-cell table:number-columns-repeated="6" table:style-name="ce27"/>
          <table:table-cell office:value-type="date" office:date-value="2020-02-25T00:00:00" table:style-name="ce26">
            <text:p>2/25/2020</text:p>
          </table:table-cell>
          <table:table-cell table:number-columns-repeated="6" table:style-name="ce17"/>
          <table:table-cell table:number-columns-repeated="1635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3">
            <text:p>General</text:p>
            <text:p/>
          </table:table-cell>
          <table:table-cell office:value-type="string" table:style-name="ce13">
            <text:p>Jason</text:p>
          </table:table-cell>
          <table:table-cell office:value-type="date" office:date-value="2020-03-01T00:00:00" table:style-name="ce22">
            <text:p>03/01/2020</text:p>
          </table:table-cell>
          <table:table-cell office:value-type="date" office:date-value="2020-03-24T00:00:00" table:style-name="ce22">
            <text:p>03/24/2020</text:p>
          </table:table-cell>
          <table:table-cell office:value-type="float" office:value="0" table:style-name="ce13">
            <text:p>0</text:p>
          </table:table-cell>
          <table:table-cell table:number-columns-repeated="16" table:style-name="ce17"/>
          <table:table-cell office:value-type="date" office:date-value="2020-03-01T00:00:00" table:style-name="ce28">
            <text:p>03/01/2020</text:p>
          </table:table-cell>
          <table:table-cell table:style-name="ce28"/>
          <table:table-cell table:style-name="ce29"/>
          <table:table-cell office:value-type="date" office:date-value="2020-03-24T00:00:00" table:style-name="ce28">
            <text:p>03/24/2020</text:p>
          </table:table-cell>
          <table:table-cell table:number-columns-repeated="2" table:style-name="ce17"/>
          <table:table-cell table:number-columns-repeated="16356"/>
        </table:table-row>
        <table:table-row table:style-name="ro1">
          <table:table-cell office:value-type="float" office:value="4.0999999999999996" table:style-name="ce13">
            <text:p>4.1</text:p>
          </table:table-cell>
          <table:table-cell office:value-type="string" table:style-name="ce13">
            <text:p>Additional E2E testing</text:p>
            <text:p/>
          </table:table-cell>
          <table:table-cell office:value-type="string" table:style-name="ce13">
            <text:p>Chakrya, Havier</text:p>
          </table:table-cell>
          <table:table-cell office:value-type="date" office:date-value="2020-03-01T00:00:00" table:style-name="ce22">
            <text:p>03/01/2020</text:p>
          </table:table-cell>
          <table:table-cell office:value-type="date" office:date-value="2020-03-17T00:00:00" table:style-name="ce22">
            <text:p>03/17/2020</text:p>
          </table:table-cell>
          <table:table-cell office:value-type="float" office:value="0" table:style-name="ce13">
            <text:p>0</text:p>
          </table:table-cell>
          <table:table-cell table:number-columns-repeated="16" table:style-name="ce17"/>
          <table:table-cell office:value-type="date" office:date-value="2020-03-01T00:00:00" table:style-name="ce28">
            <text:p>03/01/2020</text:p>
          </table:table-cell>
          <table:table-cell table:style-name="ce29"/>
          <table:table-cell office:value-type="date" office:date-value="2020-03-17T00:00:00" table:style-name="ce28">
            <text:p>03/17/2020</text:p>
          </table:table-cell>
          <table:table-cell table:number-columns-repeated="3" table:style-name="ce17"/>
          <table:table-cell table:number-columns-repeated="16356"/>
        </table:table-row>
        <table:table-row table:style-name="ro5">
          <table:table-cell office:value-type="float" office:value="4.2" table:style-name="ce13">
            <text:p>4.2</text:p>
          </table:table-cell>
          <table:table-cell office:value-type="string" table:style-name="ce13">
            <text:p>General Integration</text:p>
          </table:table-cell>
          <table:table-cell office:value-type="string" table:style-name="ce30">
            <text:p>Dennis, Jason, Erika, Thomas</text:p>
          </table:table-cell>
          <table:table-cell office:value-type="date" office:date-value="2020-03-01T00:00:00" table:style-name="ce22">
            <text:p>03/01/2020</text:p>
          </table:table-cell>
          <table:table-cell office:value-type="date" office:date-value="2020-03-24T00:00:00" table:style-name="ce22">
            <text:p>03/24/2020</text:p>
          </table:table-cell>
          <table:table-cell office:value-type="float" office:value="0" table:style-name="ce13">
            <text:p>0</text:p>
          </table:table-cell>
          <table:table-cell table:number-columns-repeated="16" table:style-name="ce17"/>
          <table:table-cell office:value-type="date" office:date-value="2020-03-01T00:00:00" table:style-name="ce28">
            <text:p>03/01/2020</text:p>
          </table:table-cell>
          <table:table-cell table:number-columns-repeated="2" table:style-name="ce29"/>
          <table:table-cell office:value-type="date" office:date-value="2020-03-24T00:00:00" table:style-name="ce28">
            <text:p>03/24/2020</text:p>
          </table:table-cell>
          <table:table-cell table:number-columns-repeated="2" table:style-name="ce17"/>
          <table:table-cell table:number-columns-repeated="1635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3">
            <text:p>Deploy</text:p>
          </table:table-cell>
          <table:table-cell office:value-type="string" table:style-name="ce13">
            <text:p>All</text:p>
          </table:table-cell>
          <table:table-cell office:value-type="date" office:date-value="2020-03-30T00:00:00" table:style-name="ce22">
            <text:p>03/30/2020</text:p>
          </table:table-cell>
          <table:table-cell office:value-type="date" office:date-value="2020-04-01T00:00:00" table:style-name="ce22">
            <text:p>04/01/2020</text:p>
          </table:table-cell>
          <table:table-cell office:value-type="float" office:value="0" table:style-name="ce13">
            <text:p>0</text:p>
          </table:table-cell>
          <table:table-cell table:number-columns-repeated="20" table:style-name="ce17"/>
          <table:table-cell office:value-type="date" office:date-value="2020-03-30T00:00:00" table:style-name="ce31">
            <text:p>03/30/2020</text:p>
          </table:table-cell>
          <table:table-cell office:value-type="date" office:date-value="2020-04-01T00:00:00" table:style-name="ce31">
            <text:p>04/01/2020</text:p>
          </table:table-cell>
          <table:table-cell table:number-columns-repeated="16356"/>
        </table:table-row>
        <table:table-row table:number-rows-repeated="104855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rbel" svg:font-family="Corbel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 number:style="long"/>
    </number:date-style>
    <number:date-style style:name="N37">
      <number:month number:style="long"/>
      <number:text>/</number:text>
      <number:day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98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0</meta:generator>
    <dc:creator>Erika Isabel Bailon</dc:creator>
    <dc:date>2019-12-03T23:28:41Z</dc:date>
    <meta:print-date>2019-12-03T23:19:29Z</meta:print-date>
    <meta:editing-cycles>1</meta:editing-cycles>
    <meta:editing-duration>PT37S</meta:editing-duration>
  </office:meta>
</office:document-meta>
</file>